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3F</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60" calcext:value-type="float">
            <text:p>60</text:p>
          </table:table-cell>
          <table:table-cell table:formula="of:=HEX2DEC( [.C9] )" office:value-type="float" office:value="63" calcext:value-type="float">
            <text:p>63</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0" calcext:value-type="float">
            <text:p>0</text:p>
          </table:table-cell>
          <table:table-cell table:formula="of:=MOD( [.B11] + [.C10] + 4; 64 )" office:value-type="float" office:value="3" calcext:value-type="float">
            <text:p>3</text:p>
          </table:table-cell>
          <table:table-cell table:formula="of:=MOD( [.C11] + [.D10] + 4; 64 )" office:value-type="float" office:value="22" calcext:value-type="float">
            <text:p>22</text:p>
          </table:table-cell>
          <table:table-cell table:formula="of:=MOD( [.D11] + [.E10] + 4; 64 )" office:value-type="float" office:value="30" calcext:value-type="float">
            <text:p>30</text:p>
          </table:table-cell>
          <table:table-cell table:formula="of:=MOD( [.E11] + [.F10] + 4; 64 )" office:value-type="float" office:value="34" calcext:value-type="float">
            <text:p>34</text:p>
          </table:table-cell>
          <table:table-cell table:formula="of:=MOD( [.F11] + [.G10] + 4; 64 )" office:value-type="float" office:value="38" calcext:value-type="float">
            <text:p>38</text:p>
          </table:table-cell>
          <table:table-cell table:formula="of:=MOD( [.G11] + [.H10] + 4; 64 )" office:value-type="float" office:value="42" calcext:value-type="float">
            <text:p>42</text:p>
          </table:table-cell>
          <table:table-cell table:formula="of:=MOD( [.H11] + [.I10] + 4; 64 )" office:value-type="float" office:value="62" calcext:value-type="float">
            <text:p>62</text:p>
          </table:table-cell>
          <table:table-cell table:formula="of:=MOD( [.I11] + [.J10] + 4; 64 )" office:value-type="float" office:value="2" calcext:value-type="float">
            <text:p>2</text:p>
          </table:table-cell>
          <table:table-cell table:formula="of:=MOD( [.J11] + [.K10] + 4; 64 )" office:value-type="float" office:value="6" calcext:value-type="float">
            <text:p>6</text:p>
          </table:table-cell>
          <table:table-cell table:formula="of:=MOD( [.K11] + [.L10] + 4; 64 )" office:value-type="float" office:value="11" calcext:value-type="float">
            <text:p>11</text:p>
          </table:table-cell>
          <table:table-cell table:formula="of:=MOD( [.L11] + [.M10] + 4; 64 )" office:value-type="float" office:value="15" calcext:value-type="float">
            <text:p>15</text:p>
          </table:table-cell>
          <table:table-cell table:formula="of:=MOD( [.M11] + [.N10] + 4; 64 )" office:value-type="float" office:value="19" calcext:value-type="float">
            <text:p>19</text:p>
          </table:table-cell>
          <table:table-cell table:formula="of:=MOD( [.N11] + [.O10] + 4; 64 )" office:value-type="float" office:value="23" calcext:value-type="float">
            <text:p>23</text:p>
          </table:table-cell>
          <table:table-cell table:formula="of:=MOD( [.O11] + [.P10] + 4; 64 )" office:value-type="float" office:value="27" calcext:value-type="float">
            <text:p>27</text:p>
          </table:table-cell>
          <table:table-cell table:formula="of:=MOD( [.P11] + [.Q10] + 4; 64 )" office:value-type="float" office:value="31" calcext:value-type="float">
            <text:p>31</text:p>
          </table:table-cell>
          <table:table-cell table:formula="of:=MOD( [.Q11] + [.R10] + 4; 64 )" office:value-type="float" office:value="34" calcext:value-type="float">
            <text:p>34</text:p>
          </table:table-cell>
          <table:table-cell table:formula="of:=MOD( [.R11] + [.S10] + 4; 64 )" office:value-type="float" office:value="38" calcext:value-type="float">
            <text:p>38</text:p>
          </table:table-cell>
          <table:table-cell table:formula="of:=MOD( [.S11] + [.T10] + 4; 64 )" office:value-type="float" office:value="44" calcext:value-type="float">
            <text:p>44</text:p>
          </table:table-cell>
          <table:table-cell table:formula="of:=MOD( [.T11] + [.U10] + 4; 64 )" office:value-type="float" office:value="48" calcext:value-type="float">
            <text:p>48</text:p>
          </table:table-cell>
        </table:table-row>
        <table:table-row table:style-name="ro1">
          <table:table-cell office:value-type="string" calcext:value-type="string">
            <text:p>文字</text:p>
          </table:table-cell>
          <table:table-cell table:formula="of:=MID( [$リスト.$A$3]; [.B11] + 1; 1 )" office:value-type="string" office:string-value="あ" calcext:value-type="string">
            <text:p>あ</text:p>
          </table:table-cell>
          <table:table-cell table:formula="of:=MID( [$リスト.$A$3]; [.C11] + 1; 1 )" office:value-type="string" office:string-value="え" calcext:value-type="string">
            <text:p>え</text:p>
          </table:table-cell>
          <table:table-cell table:formula="of:=MID( [$リスト.$A$3]; [.D11] + 1; 1 )" office:value-type="string" office:string-value="ぬ" calcext:value-type="string">
            <text:p>ぬ</text:p>
          </table:table-cell>
          <table:table-cell table:formula="of:=MID( [$リスト.$A$3]; [.E11] + 1; 1 )" office:value-type="string" office:string-value="ま" calcext:value-type="string">
            <text:p>ま</text:p>
          </table:table-cell>
          <table:table-cell table:formula="of:=MID( [$リスト.$A$3]; [.F11] + 1; 1 )" office:value-type="string" office:string-value="も" calcext:value-type="string">
            <text:p>も</text:p>
          </table:table-cell>
          <table:table-cell table:formula="of:=MID( [$リスト.$A$3]; [.G11] + 1; 1 )" office:value-type="string" office:string-value="ら" calcext:value-type="string">
            <text:p>ら</text:p>
          </table:table-cell>
          <table:table-cell table:formula="of:=MID( [$リスト.$A$3]; [.H11] + 1; 1 )" office:value-type="string" office:string-value="ろ" calcext:value-type="string">
            <text:p>ろ</text:p>
          </table:table-cell>
          <table:table-cell table:formula="of:=MID( [$リスト.$A$3]; [.I11] + 1; 1 )" office:value-type="string" office:string-value="べ" calcext:value-type="string">
            <text:p>べ</text:p>
          </table:table-cell>
          <table:table-cell table:formula="of:=MID( [$リスト.$A$3]; [.J11] + 1; 1 )" office:value-type="string" office:string-value="う" calcext:value-type="string">
            <text:p>う</text:p>
          </table:table-cell>
          <table:table-cell table:formula="of:=MID( [$リスト.$A$3]; [.K11] + 1; 1 )" office:value-type="string" office:string-value="き" calcext:value-type="string">
            <text:p>き</text:p>
          </table:table-cell>
          <table:table-cell table:formula="of:=MID( [$リスト.$A$3]; [.L11] + 1; 1 )" office:value-type="string" office:string-value="し" calcext:value-type="string">
            <text:p>し</text:p>
          </table:table-cell>
          <table:table-cell table:formula="of:=MID( [$リスト.$A$3]; [.M11] + 1; 1 )" office:value-type="string" office:string-value="た" calcext:value-type="string">
            <text:p>た</text:p>
          </table:table-cell>
          <table:table-cell table:formula="of:=MID( [$リスト.$A$3]; [.N11] + 1; 1 )" office:value-type="string" office:string-value="と" calcext:value-type="string">
            <text:p>と</text:p>
          </table:table-cell>
          <table:table-cell table:formula="of:=MID( [$リスト.$A$3]; [.O11] + 1; 1 )" office:value-type="string" office:string-value="ね" calcext:value-type="string">
            <text:p>ね</text:p>
          </table:table-cell>
          <table:table-cell table:formula="of:=MID( [$リスト.$A$3]; [.P11] + 1; 1 )" office:value-type="string" office:string-value="ふ" calcext:value-type="string">
            <text:p>ふ</text:p>
          </table:table-cell>
          <table:table-cell table:formula="of:=MID( [$リスト.$A$3]; [.Q11] + 1; 1 )" office:value-type="string" office:string-value="み" calcext:value-type="string">
            <text:p>み</text:p>
          </table:table-cell>
          <table:table-cell table:formula="of:=MID( [$リスト.$A$3]; [.R11] + 1; 1 )" office:value-type="string" office:string-value="も" calcext:value-type="string">
            <text:p>も</text:p>
          </table:table-cell>
          <table:table-cell table:formula="of:=MID( [$リスト.$A$3]; [.S11] + 1; 1 )" office:value-type="string" office:string-value="ら" calcext:value-type="string">
            <text:p>ら</text:p>
          </table:table-cell>
          <table:table-cell table:formula="of:=MID( [$リスト.$A$3]; [.T11] + 1; 1 )" office:value-type="string" office:string-value="が" calcext:value-type="string">
            <text:p>が</text:p>
          </table:table-cell>
          <table:table-cell table:formula="of:=MID( [$リスト.$A$3]; [.U11] + 1; 1 )" office:value-type="string" office:string-value="ご" calcext:value-type="string">
            <text:p>ご</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8:00:02.244000000</dc:date>
    <meta:editing-duration>PT7H25M27S</meta:editing-duration>
    <meta:editing-cycles>89</meta:editing-cycles>
    <meta:document-statistic meta:table-count="3" meta:cell-count="3880" meta:object-count="0"/>
  </office:meta>
</office:document-meta>
</file>